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7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5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6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37" style:family="paragraph" style:parent-style-name="Table_20_Contents" style:list-style-name="L11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38" style:family="paragraph" style:parent-style-name="Table_20_Contents" style:list-style-name="L12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39" style:family="paragraph" style:parent-style-name="Table_20_Contents" style:list-style-name="L13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40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0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300146950304802757" text:style-name="L1">
        <text:list-item>
          <text:p text:style-name="P18">REVIEW </text:p>
        </text:list-item>
        <text:list-item>
          <text:p text:style-name="P18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6"/>
          </table:table-cell>
        </table:table-row>
      </table:table>
      <text:list xml:id="list37391925" text:continue-numbering="true" text:style-name="L1">
        <text:list-item>
          <text:list>
            <text:list-item>
              <text:p text:style-name="P18">==&gt; COMP</text:p>
            </text:list-item>
          </text:list>
        </text:list-item>
        <text:list-item>
          <text:p text:style-name="P18"/>
        </text:list-item>
      </text:list>
      <text:p text:style-name="P5"/>
      <text:p text:style-name="P5">[next]</text:p>
      <text:list xml:id="list8424120736464296686" text:style-name="L2">
        <text:list-item>
          <text:p text:style-name="P19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6"/>
          </table:table-cell>
        </table:table-row>
      </table:table>
      <text:list xml:id="list37392525" text:continue-numbering="true" text:style-name="L2">
        <text:list-item>
          <text:p text:style-name="P19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2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4289873872383263544" text:style-name="L3">
        <text:list-item>
          <text:p text:style-name="P20">REVIEW </text:p>
        </text:list-item>
        <text:list-item>
          <text:p text:style-name="P20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list xml:id="list37391057" text:continue-numbering="true" text:style-name="L3">
        <text:list-item>
          <text:p text:style-name="P20"/>
        </text:list-item>
      </text:list>
      <text:p text:style-name="P5">[next]</text:p>
      <text:list xml:id="list506271583001343531" text:style-name="L4">
        <text:list-item>
          <text:p text:style-name="P21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6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6"/>
          </table:table-cell>
        </table:table-row>
      </table:table>
      <text:list xml:id="list37369891" text:continue-numbering="true" text:style-name="L4">
        <text:list-item>
          <text:p text:style-name="P21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2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4584606732197071635" text:style-name="L5">
        <text:list-item>
          <text:p text:style-name="P22">REVIEW </text:p>
        </text:list-item>
        <text:list-item>
          <text:p text:style-name="P22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6"/>
          </table:table-cell>
        </table:table-row>
      </table:table>
      <text:list xml:id="list37370895" text:continue-numbering="true" text:style-name="L5">
        <text:list-item>
          <text:p text:style-name="P22"/>
          <text:list>
            <text:list-item>
              <text:p text:style-name="P22"/>
            </text:list-item>
          </text:list>
        </text:list-item>
      </text:list>
      <text:p text:style-name="P5"/>
      <text:p text:style-name="P5">[next]</text:p>
      <text:list xml:id="list7756268545380958372" text:style-name="L6">
        <text:list-item>
          <text:p text:style-name="P23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6"/>
          </table:table-cell>
        </table:table-row>
      </table:table>
      <text:list xml:id="list37366810" text:continue-numbering="true" text:style-name="L6">
        <text:list-item>
          <text:p text:style-name="P23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2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7866717730584319429" text:style-name="L14">
        <text:list-item>
          <text:p text:style-name="P25">REVIEW </text:p>
        </text:list-item>
        <text:list-item>
          <text:p text:style-name="P25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6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6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6"/>
          </table:table-cell>
        </table:table-row>
      </table:table>
      <text:list xml:id="list37374533" text:continue-numbering="true" text:style-name="L14">
        <text:list-item>
          <text:p text:style-name="P25"><text:soft-page-break/></text:p>
        </text:list-item>
      </text:list>
      <text:p text:style-name="P5"/>
      <text:p text:style-name="P5">[next]</text:p>
      <text:list xml:id="list1621592894318382281" text:style-name="L7">
        <text:list-item>
          <text:p text:style-name="P28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32"><text:span text:style-name="T10">@@@</text:span></text:p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XXX</text:p>
      <text:p text:style-name="P3"/>
      <text:p text:style-name="P5">[do] <text:span text:style-name="T4">#_ </text:span></text:p>
      <text:list xml:id="list5604121337198916104" text:style-name="L16">
        <text:list-item>
          <text:p text:style-name="P26">REVIEW </text:p>
        </text:list-item>
        <text:list-item>
          <text:p text:style-name="P26">TASK-1</text:p>
          <text:list>
            <text:list-item>
              <text:p text:style-name="P26"/>
            </text:list-item>
          </text:list>
        </text:list-item>
      </text:list>
      <text:p text:style-name="P5">[next]</text:p>
      <text:list xml:id="list5900964222114254243" text:style-name="L15">
        <text:list-item>
          <text:p text:style-name="P31">TASK</text:p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/>
      <text:p text:style-name="P3">----------------------------------------- [TEMPLATE] 20200427_130632</text:p>
      <text:p text:style-name="P5"><text:soft-page-break/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7371867" text:continue-list="list37391057" text:style-name="L3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/>
            </text:list-item>
          </text:list>
        </text:list-item>
      </text:list>
      <text:p text:style-name="P5">[next]</text:p>
      <text:list xml:id="list2557575976902506533" text:style-name="L8">
        <text:list-item>
          <text:p text:style-name="P29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3"/>
      <text:p text:style-name="P3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4393120337004735758" text:style-name="L9">
        <text:list-item>
          <text:p text:style-name="P24">REVIEW </text:p>
        </text:list-item>
        <text:list-item>
          <text:p text:style-name="P24">TASK-1</text:p>
          <text:list>
            <text:list-item>
              <text:p text:style-name="P24">read</text:p>
            </text:list-item>
          </text:list>
        </text:list-item>
      </text:list>
      <text:section text:style-name="Sect1" text:name="セクション8">
        <text:list xml:id="list37379609" text:continue-numbering="true" text:style-name="L9">
          <text:list-item>
            <text:list>
              <text:list-item>
                <text:list>
                  <text:list-item>
                    <text:p text:style-name="P24">aa</text:p>
                  </text:list-item>
                  <text:list-item>
                    <text:p text:style-name="P24">bb</text:p>
                  </text:list-item>
                  <text:list-item>
                    <text:p text:style-name="P24">cc</text:p>
                  </text:list-item>
                </text:list>
              </text:list-item>
            </text:list>
          </text:list-item>
        </text:list>
      </text:section>
      <text:list xml:id="list37386469" text:continue-numbering="true" text:style-name="L9">
        <text:list-item>
          <text:list>
            <text:list-item>
              <text:p text:style-name="P24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ext:soft-page-break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7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7"/>
          </table:table-cell>
        </table:table-row>
      </table:table>
      <text:list xml:id="list37367978" text:continue-numbering="true" text:style-name="L9">
        <text:list-item>
          <text:list>
            <text:list-item>
              <text:p text:style-name="P24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7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7"/>
          </table:table-cell>
        </table:table-row>
      </table:table>
      <text:list xml:id="list37385939" text:continue-numbering="true" text:style-name="L9">
        <text:list-item>
          <text:p text:style-name="P24">aaa</text:p>
        </text:list-item>
        <text:list-item>
          <text:p text:style-name="P24">aa</text:p>
          <text:list>
            <text:list-item>
              <text:p text:style-name="P24"/>
            </text:list-item>
          </text:list>
        </text:list-item>
      </text:list>
      <text:p text:style-name="P14"/>
      <text:p text:style-name="P5"/>
      <text:p text:style-name="P5">[next]</text:p>
      <text:list xml:id="list2968495930574832193" text:style-name="L10">
        <text:list-item>
          <text:p text:style-name="P30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<text:soft-page-break/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ext:soft-page-break/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>###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41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7">34</text:span><text:span text:style-name="T8">]</text:span>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7060429526805309197" text:style-name="L11">
              <text:list-item>
                <text:p text:style-name="P37">C/P</text:p>
              </text:list-item>
              <text:list-item>
                <text:p text:style-name="P37">change</text:p>
                <text:list>
                  <text:list-item>
                    <text:p text:style-name="P37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><text:soft-page-break/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3356266174153379118" text:style-name="L12">
              <text:list-item>
                <text:p text:style-name="P38">top of the title lines, change ==&gt; session number</text:p>
              </text:list-item>
              <text:list-item>
                <text:p text:style-name="P38">current session num ==&gt; increment</text:p>
              </text:list-item>
              <text:list-item>
                <text:p text:style-name="P38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7626039387767321169" text:style-name="L13">
              <text:list-item>
                <text:p text:style-name="P39">doc</text:p>
              </text:list-item>
              <text:list-item>
                <text:p text:style-name="P39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ext:soft-page-break/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13T17:16:53.38</dc:date>
    <dc:creator>iwabuchi ken</dc:creator>
    <meta:editing-duration>P1DT16H31M1S</meta:editing-duration>
    <meta:editing-cycles>232</meta:editing-cycles>
    <meta:generator>OpenOffice/4.1.3$Win32 OpenOffice.org_project/413m1$Build-9783</meta:generator>
    <meta:document-statistic meta:table-count="14" meta:image-count="0" meta:object-count="0" meta:page-count="11" meta:paragraph-count="156" meta:word-count="562" meta:character-count="4468"/>
  </office:meta>
</office:document-meta>
</file>